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858in" svg:height="5.5673in" svg:x="18.0335in" svg:y="5.2461in">
            <draw:object draw:notify-on-update-of-ranges="Sheet1.J4:Sheet1.J22 Sheet1.L3:Sheet1.L3 Sheet1.L4:Sheet1.L22 Sheet1.M3:Sheet1.M3 Sheet1.M4:Sheet1.M22 Sheet1.N3:Sheet1.N3 Sheet1.N4:Sheet1.N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decrease key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O(n)</text:p>
          </table:table-cell>
          <table:table-cell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517">
            <text:p>0.000005517</text:p>
          </table:table-cell>
          <table:table-cell office:value-type="float" office:value="0.000013737">
            <text:p>0.000013737</text:p>
          </table:table-cell>
          <table:table-cell office:value-type="float" office:value="0.000011771">
            <text:p>0.000011771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044502">
            <text:p>4.4502E-006</text:p>
          </table:table-cell>
          <table:table-cell table:formula="of:=AVERAGE(INDIRECT(CONCATENATE([.M$2];[.$G4];&quot;:&quot;;[.M$2];[.$H4])))" office:value-type="float" office:value="0.0000115674">
            <text:p>1.15674E-005</text:p>
          </table:table-cell>
          <table:table-cell table:formula="of:=AVERAGE(INDIRECT(CONCATENATE([.N$2];[.$G4];&quot;:&quot;;[.N$2];[.$H4])))" office:value-type="float" office:value="0.0000106476">
            <text:p>1.06476E-005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J4]" office:value-type="float" office:value="0.000000069534375">
            <text:p>6.9534375E-008</text:p>
          </table:table-cell>
          <table:table-cell table:formula="of:=[.M4]/[.P4]" office:value-type="float" office:value="0.0000000301234375">
            <text:p>3.01234375E-008</text:p>
          </table:table-cell>
          <table:table-cell table:formula="of:=[.N4]/[.Q4]" office:value-type="float" office:value="0.000000213800016279582">
            <text:p>2.13800016279582E-007</text:p>
          </table:table-cell>
          <table:table-cell/>
          <table:table-cell table:formula="of:=[.$N4]/[.L4]" office:value-type="float" office:value="2.39261156801941">
            <text:p>2.392611568</text:p>
          </table:table-cell>
          <table:table-cell table:formula="of:=[.$N4]/[.M4]" office:value-type="float" office:value="0.92048342756367">
            <text:p>0.920483427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4211">
            <text:p>0.000004211</text:p>
          </table:table-cell>
          <table:table-cell office:value-type="float" office:value="0.000011947">
            <text:p>0.000011947</text:p>
          </table:table-cell>
          <table:table-cell office:value-type="float" office:value="0.000010779">
            <text:p>0.000010779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070978">
            <text:p>7.0978E-006</text:p>
          </table:table-cell>
          <table:table-cell table:formula="of:=AVERAGE(INDIRECT(CONCATENATE([.M$2];[.$G5];&quot;:&quot;;[.M$2];[.$H5])))" office:value-type="float" office:value="0.000026509">
            <text:p>0.000026509</text:p>
          </table:table-cell>
          <table:table-cell table:formula="of:=AVERAGE(INDIRECT(CONCATENATE([.N$2];[.$G5];&quot;:&quot;;[.N$2];[.$H5])))" office:value-type="float" office:value="0.0000314024">
            <text:p>3.14024E-005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J5]" office:value-type="float" office:value="0.0000000554515625">
            <text:p>5.54515625E-008</text:p>
          </table:table-cell>
          <table:table-cell table:formula="of:=[.M5]/[.P5]" office:value-type="float" office:value="0.0000000295859375">
            <text:p>2.95859375E-008</text:p>
          </table:table-cell>
          <table:table-cell table:formula="of:=[.N5]/[.Q5]" office:value-type="float" office:value="0.000000290299158658398">
            <text:p>2.90299158658398E-007</text:p>
          </table:table-cell>
          <table:table-cell/>
          <table:table-cell table:formula="of:=[.$N5]/[.L5]" office:value-type="float" office:value="4.42424413198456">
            <text:p>4.424244132</text:p>
          </table:table-cell>
          <table:table-cell table:formula="of:=[.$N5]/[.M5]" office:value-type="float" office:value="1.18459391150175">
            <text:p>1.184593911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4423">
            <text:p>0.000004423</text:p>
          </table:table-cell>
          <table:table-cell office:value-type="float" office:value="0.000011364">
            <text:p>0.000011364</text:p>
          </table:table-cell>
          <table:table-cell office:value-type="float" office:value="0.000010105">
            <text:p>0.000010105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015385">
            <text:p>0.000015385</text:p>
          </table:table-cell>
          <table:table-cell table:formula="of:=AVERAGE(INDIRECT(CONCATENATE([.M$2];[.$G6];&quot;:&quot;;[.M$2];[.$H6])))" office:value-type="float" office:value="0.0000597856">
            <text:p>5.97856E-005</text:p>
          </table:table-cell>
          <table:table-cell table:formula="of:=AVERAGE(INDIRECT(CONCATENATE([.N$2];[.$G6];&quot;:&quot;;[.N$2];[.$H6])))" office:value-type="float" office:value="0.0000658836">
            <text:p>6.58836E-005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J6]" office:value-type="float" office:value="0.00000006009765625">
            <text:p>6.009765625E-008</text:p>
          </table:table-cell>
          <table:table-cell table:formula="of:=[.M6]/[.P6]" office:value-type="float" office:value="0.0000000291921875">
            <text:p>2.91921875E-008</text:p>
          </table:table-cell>
          <table:table-cell table:formula="of:=[.N6]/[.Q6]" office:value-type="float" office:value="0.000000284974715927501">
            <text:p>0.000000285</text:p>
          </table:table-cell>
          <table:table-cell/>
          <table:table-cell table:formula="of:=[.$N6]/[.L6]" office:value-type="float" office:value="4.28232694182645">
            <text:p>4.2823269418</text:p>
          </table:table-cell>
          <table:table-cell table:formula="of:=[.$N6]/[.M6]" office:value-type="float" office:value="1.10199780549162">
            <text:p>1.101997805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4077">
            <text:p>0.000004077</text:p>
          </table:table-cell>
          <table:table-cell office:value-type="float" office:value="0.000010749">
            <text:p>0.000010749</text:p>
          </table:table-cell>
          <table:table-cell office:value-type="float" office:value="0.000010111">
            <text:p>0.000010111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0130598">
            <text:p>1.30598E-005</text:p>
          </table:table-cell>
          <table:table-cell table:formula="of:=AVERAGE(INDIRECT(CONCATENATE([.M$2];[.$G7];&quot;:&quot;;[.M$2];[.$H7])))" office:value-type="float" office:value="0.000051051">
            <text:p>0.000051051</text:p>
          </table:table-cell>
          <table:table-cell table:formula="of:=AVERAGE(INDIRECT(CONCATENATE([.N$2];[.$G7];&quot;:&quot;;[.N$2];[.$H7])))" office:value-type="float" office:value="0.0000444862">
            <text:p>4.44862E-005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J7]" office:value-type="float" office:value="0.000000025507421875">
            <text:p>2.5507421875E-008</text:p>
          </table:table-cell>
          <table:table-cell table:formula="of:=[.M7]/[.P7]" office:value-type="float" office:value="0.0000000110787760416667">
            <text:p>1.10787760416667E-008</text:p>
          </table:table-cell>
          <table:table-cell table:formula="of:=[.N7]/[.Q7]" office:value-type="float" office:value="0.0000000910534885163012">
            <text:p>9.10534885163012E-008</text:p>
          </table:table-cell>
          <table:table-cell/>
          <table:table-cell table:formula="of:=[.$N7]/[.L7]" office:value-type="float" office:value="3.40634619213158">
            <text:p>3.4063461921</text:p>
          </table:table-cell>
          <table:table-cell table:formula="of:=[.$N7]/[.M7]" office:value-type="float" office:value="0.871407024348201">
            <text:p>0.871407024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4023">
            <text:p>0.000004023</text:p>
          </table:table-cell>
          <table:table-cell office:value-type="float" office:value="0.00001004">
            <text:p>0.00001004</text:p>
          </table:table-cell>
          <table:table-cell office:value-type="float" office:value="0.000010472">
            <text:p>0.000010472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018212">
            <text:p>0.000018212</text:p>
          </table:table-cell>
          <table:table-cell table:formula="of:=AVERAGE(INDIRECT(CONCATENATE([.M$2];[.$G8];&quot;:&quot;;[.M$2];[.$H8])))" office:value-type="float" office:value="0.0001017438">
            <text:p>0.0001017438</text:p>
          </table:table-cell>
          <table:table-cell table:formula="of:=AVERAGE(INDIRECT(CONCATENATE([.N$2];[.$G8];&quot;:&quot;;[.N$2];[.$H8])))" office:value-type="float" office:value="0.000092032">
            <text:p>0.000092032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J8]" office:value-type="float" office:value="0.00000001778515625">
            <text:p>1.778515625E-008</text:p>
          </table:table-cell>
          <table:table-cell table:formula="of:=[.M8]/[.P8]" office:value-type="float" office:value="0.00000000993591796875">
            <text:p>9.93591796875E-009</text:p>
          </table:table-cell>
          <table:table-cell table:formula="of:=[.N8]/[.Q8]" office:value-type="float" office:value="0.000000089875">
            <text:p>8.9875E-008</text:p>
          </table:table-cell>
          <table:table-cell/>
          <table:table-cell table:formula="of:=[.$N8]/[.L8]" office:value-type="float" office:value="5.05337140347024">
            <text:p>5.0533714035</text:p>
          </table:table-cell>
          <table:table-cell table:formula="of:=[.$N8]/[.M8]" office:value-type="float" office:value="0.904546517822216">
            <text:p>0.904546517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567">
            <text:p>0.000007567</text:p>
          </table:table-cell>
          <table:table-cell office:value-type="float" office:value="0.000027591">
            <text:p>0.000027591</text:p>
          </table:table-cell>
          <table:table-cell office:value-type="float" office:value="0.000032507">
            <text:p>0.000032507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0359004">
            <text:p>3.59004E-005</text:p>
          </table:table-cell>
          <table:table-cell table:formula="of:=AVERAGE(INDIRECT(CONCATENATE([.M$2];[.$G9];&quot;:&quot;;[.M$2];[.$H9])))" office:value-type="float" office:value="0.0002299688">
            <text:p>0.0002299688</text:p>
          </table:table-cell>
          <table:table-cell table:formula="of:=AVERAGE(INDIRECT(CONCATENATE([.N$2];[.$G9];&quot;:&quot;;[.N$2];[.$H9])))" office:value-type="float" office:value="0.0001771128">
            <text:p>0.0001771128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J9]" office:value-type="float" office:value="0.0000000175294921875">
            <text:p>1.75294921875E-008</text:p>
          </table:table-cell>
          <table:table-cell table:formula="of:=[.M9]/[.P9]" office:value-type="float" office:value="0.0000000102081321022727">
            <text:p>1.02081321022727E-008</text:p>
          </table:table-cell>
          <table:table-cell table:formula="of:=[.N9]/[.Q9]" office:value-type="float" office:value="0.000000083043467279454">
            <text:p>0.000000083</text:p>
          </table:table-cell>
          <table:table-cell/>
          <table:table-cell table:formula="of:=[.$N9]/[.L9]" office:value-type="float" office:value="4.93344920947956">
            <text:p>4.9334492095</text:p>
          </table:table-cell>
          <table:table-cell table:formula="of:=[.$N9]/[.M9]" office:value-type="float" office:value="0.770160126069275">
            <text:p>0.770160126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176">
            <text:p>0.000007176</text:p>
          </table:table-cell>
          <table:table-cell office:value-type="float" office:value="0.00002715">
            <text:p>0.00002715</text:p>
          </table:table-cell>
          <table:table-cell office:value-type="float" office:value="0.000030994">
            <text:p>0.000030994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0728668">
            <text:p>7.28668E-005</text:p>
          </table:table-cell>
          <table:table-cell table:formula="of:=AVERAGE(INDIRECT(CONCATENATE([.M$2];[.$G10];&quot;:&quot;;[.M$2];[.$H10])))" office:value-type="float" office:value="0.0004609172">
            <text:p>0.0004609172</text:p>
          </table:table-cell>
          <table:table-cell table:formula="of:=AVERAGE(INDIRECT(CONCATENATE([.N$2];[.$G10];&quot;:&quot;;[.N$2];[.$H10])))" office:value-type="float" office:value="0.0003568602">
            <text:p>0.0003568602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J10]" office:value-type="float" office:value="0.00000001778974609375">
            <text:p>1.778974609375E-008</text:p>
          </table:table-cell>
          <table:table-cell table:formula="of:=[.M10]/[.P10]" office:value-type="float" office:value="0.00000000937738444010417">
            <text:p>9.37738444010417E-009</text:p>
          </table:table-cell>
          <table:table-cell table:formula="of:=[.N10]/[.Q10]" office:value-type="float" office:value="0.0000000807316403845107">
            <text:p>8.07316403845107E-008</text:p>
          </table:table-cell>
          <table:table-cell/>
          <table:table-cell table:formula="of:=[.$N10]/[.L10]" office:value-type="float" office:value="4.89743202665686">
            <text:p>4.8974320267</text:p>
          </table:table-cell>
          <table:table-cell table:formula="of:=[.$N10]/[.M10]" office:value-type="float" office:value="0.774239277683714">
            <text:p>0.774239277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6816">
            <text:p>0.000006816</text:p>
          </table:table-cell>
          <table:table-cell office:value-type="float" office:value="0.000025799">
            <text:p>0.000025799</text:p>
          </table:table-cell>
          <table:table-cell office:value-type="float" office:value="0.000031035">
            <text:p>0.000031035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01459656">
            <text:p>0.0001459656</text:p>
          </table:table-cell>
          <table:table-cell table:formula="of:=AVERAGE(INDIRECT(CONCATENATE([.M$2];[.$G11];&quot;:&quot;;[.M$2];[.$H11])))" office:value-type="float" office:value="0.0009761076">
            <text:p>0.0009761076</text:p>
          </table:table-cell>
          <table:table-cell table:formula="of:=AVERAGE(INDIRECT(CONCATENATE([.N$2];[.$G11];&quot;:&quot;;[.N$2];[.$H11])))" office:value-type="float" office:value="0.000747653">
            <text:p>0.000747653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J11]" office:value-type="float" office:value="0.00000001781806640625">
            <text:p>1.781806640625E-008</text:p>
          </table:table-cell>
          <table:table-cell table:formula="of:=[.M11]/[.P11]" office:value-type="float" office:value="0.000000009165673828125">
            <text:p>9.165673828125E-009</text:p>
          </table:table-cell>
          <table:table-cell table:formula="of:=[.N11]/[.Q11]" office:value-type="float" office:value="0.0000000819307688874498">
            <text:p>8.19307688874498E-008</text:p>
          </table:table-cell>
          <table:table-cell/>
          <table:table-cell table:formula="of:=[.$N11]/[.L11]" office:value-type="float" office:value="5.1221178140603">
            <text:p>5.1221178141</text:p>
          </table:table-cell>
          <table:table-cell table:formula="of:=[.$N11]/[.M11]" office:value-type="float" office:value="0.765953466605526">
            <text:p>0.765953466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6888">
            <text:p>0.000006888</text:p>
          </table:table-cell>
          <table:table-cell office:value-type="float" office:value="0.000026737">
            <text:p>0.000026737</text:p>
          </table:table-cell>
          <table:table-cell office:value-type="float" office:value="0.000031596">
            <text:p>0.000031596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0291454">
            <text:p>0.000291454</text:p>
          </table:table-cell>
          <table:table-cell table:formula="of:=AVERAGE(INDIRECT(CONCATENATE([.M$2];[.$G12];&quot;:&quot;;[.M$2];[.$H12])))" office:value-type="float" office:value="0.00204242">
            <text:p>0.00204242</text:p>
          </table:table-cell>
          <table:table-cell table:formula="of:=AVERAGE(INDIRECT(CONCATENATE([.N$2];[.$G12];&quot;:&quot;;[.N$2];[.$H12])))" office:value-type="float" office:value="0.001502402">
            <text:p>0.001502402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J12]" office:value-type="float" office:value="0.0000000177889404296875">
            <text:p>1.77889404296875E-008</text:p>
          </table:table-cell>
          <table:table-cell table:formula="of:=[.M12]/[.P12]" office:value-type="float" office:value="0.00000000890424455915179">
            <text:p>8.90424455915179E-009</text:p>
          </table:table-cell>
          <table:table-cell table:formula="of:=[.N12]/[.Q12]" office:value-type="float" office:value="0.0000000800079380014885">
            <text:p>0.00000008</text:p>
          </table:table-cell>
          <table:table-cell/>
          <table:table-cell table:formula="of:=[.$N12]/[.L12]" office:value-type="float" office:value="5.15485119435657">
            <text:p>5.1548511944</text:p>
          </table:table-cell>
          <table:table-cell table:formula="of:=[.$N12]/[.M12]" office:value-type="float" office:value="0.73559894634796">
            <text:p>0.735598946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042">
            <text:p>0.000007042</text:p>
          </table:table-cell>
          <table:table-cell office:value-type="float" office:value="0.000025268">
            <text:p>0.000025268</text:p>
          </table:table-cell>
          <table:table-cell office:value-type="float" office:value="0.00003088">
            <text:p>0.00003088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0595855">
            <text:p>0.000595855</text:p>
          </table:table-cell>
          <table:table-cell table:formula="of:=AVERAGE(INDIRECT(CONCATENATE([.M$2];[.$G13];&quot;:&quot;;[.M$2];[.$H13])))" office:value-type="float" office:value="0.004239332">
            <text:p>0.004239332</text:p>
          </table:table-cell>
          <table:table-cell table:formula="of:=AVERAGE(INDIRECT(CONCATENATE([.N$2];[.$G13];&quot;:&quot;;[.N$2];[.$H13])))" office:value-type="float" office:value="0.004318622">
            <text:p>0.004318622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J13]" office:value-type="float" office:value="0.0000000181840515136719">
            <text:p>1.81840515136719E-008</text:p>
          </table:table-cell>
          <table:table-cell table:formula="of:=[.M13]/[.P13]" office:value-type="float" office:value="0.00000000862494303385417">
            <text:p>8.62494303385417E-009</text:p>
          </table:table-cell>
          <table:table-cell table:formula="of:=[.N13]/[.Q13]" office:value-type="float" office:value="0.000000112060933420392">
            <text:p>1.12060933420392E-007</text:p>
          </table:table-cell>
          <table:table-cell/>
          <table:table-cell table:formula="of:=[.$N13]/[.L13]" office:value-type="float" office:value="7.24777336768173">
            <text:p>7.2477733677</text:p>
          </table:table-cell>
          <table:table-cell table:formula="of:=[.$N13]/[.M13]" office:value-type="float" office:value="1.01870341836874">
            <text:p>1.018703418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2903">
            <text:p>0.000012903</text:p>
          </table:table-cell>
          <table:table-cell office:value-type="float" office:value="0.000061748">
            <text:p>0.000061748</text:p>
          </table:table-cell>
          <table:table-cell office:value-type="float" office:value="0.000061585">
            <text:p>0.000061585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01223272">
            <text:p>0.001223272</text:p>
          </table:table-cell>
          <table:table-cell table:formula="of:=AVERAGE(INDIRECT(CONCATENATE([.M$2];[.$G14];&quot;:&quot;;[.M$2];[.$H14])))" office:value-type="float" office:value="0.008850592">
            <text:p>0.008850592</text:p>
          </table:table-cell>
          <table:table-cell table:formula="of:=AVERAGE(INDIRECT(CONCATENATE([.N$2];[.$G14];&quot;:&quot;;[.N$2];[.$H14])))" office:value-type="float" office:value="0.008888652">
            <text:p>0.008888652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J14]" office:value-type="float" office:value="0.0000000186656494140625">
            <text:p>1.86656494140625E-008</text:p>
          </table:table-cell>
          <table:table-cell table:formula="of:=[.M14]/[.P14]" office:value-type="float" office:value="0.00000000844058227539063">
            <text:p>8.44058227539063E-009</text:p>
          </table:table-cell>
          <table:table-cell table:formula="of:=[.N14]/[.Q14]" office:value-type="float" office:value="0.000000112638331621081">
            <text:p>1.12638331621081E-007</text:p>
          </table:table-cell>
          <table:table-cell/>
          <table:table-cell table:formula="of:=[.$N14]/[.L14]" office:value-type="float" office:value="7.26629236997168">
            <text:p>7.26629237</text:p>
          </table:table-cell>
          <table:table-cell table:formula="of:=[.$N14]/[.M14]" office:value-type="float" office:value="1.00430027731478">
            <text:p>1.004300277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353">
            <text:p>0.00001353</text:p>
          </table:table-cell>
          <table:table-cell office:value-type="float" office:value="0.00005863">
            <text:p>0.00005863</text:p>
          </table:table-cell>
          <table:table-cell office:value-type="float" office:value="0.00006227">
            <text:p>0.00006227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02980852">
            <text:p>0.002980852</text:p>
          </table:table-cell>
          <table:table-cell table:formula="of:=AVERAGE(INDIRECT(CONCATENATE([.M$2];[.$G15];&quot;:&quot;;[.M$2];[.$H15])))" office:value-type="float" office:value="0.01984696">
            <text:p>0.01984696</text:p>
          </table:table-cell>
          <table:table-cell table:formula="of:=AVERAGE(INDIRECT(CONCATENATE([.N$2];[.$G15];&quot;:&quot;;[.N$2];[.$H15])))" office:value-type="float" office:value="0.01764992">
            <text:p>0.01764992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J15]" office:value-type="float" office:value="0.0000000227420959472656">
            <text:p>2.27420959472656E-008</text:p>
          </table:table-cell>
          <table:table-cell table:formula="of:=[.M15]/[.P15]" office:value-type="float" office:value="0.00000000890707576976103">
            <text:p>8.90707576976103E-009</text:p>
          </table:table-cell>
          <table:table-cell table:formula="of:=[.N15]/[.Q15]" office:value-type="float" office:value="0.000000109438271500262">
            <text:p>1.09438271500262E-007</text:p>
          </table:table-cell>
          <table:table-cell/>
          <table:table-cell table:formula="of:=[.$N15]/[.L15]" office:value-type="float" office:value="5.92109906832006">
            <text:p>5.9210990683</text:p>
          </table:table-cell>
          <table:table-cell table:formula="of:=[.$N15]/[.M15]" office:value-type="float" office:value="0.889300930721884">
            <text:p>0.889300930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3279">
            <text:p>0.000013279</text:p>
          </table:table-cell>
          <table:table-cell office:value-type="float" office:value="0.000059104">
            <text:p>0.000059104</text:p>
          </table:table-cell>
          <table:table-cell office:value-type="float" office:value="0.00008152">
            <text:p>0.00008152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00596153">
            <text:p>0.00596153</text:p>
          </table:table-cell>
          <table:table-cell table:formula="of:=AVERAGE(INDIRECT(CONCATENATE([.M$2];[.$G16];&quot;:&quot;;[.M$2];[.$H16])))" office:value-type="float" office:value="0.04402484">
            <text:p>0.04402484</text:p>
          </table:table-cell>
          <table:table-cell table:formula="of:=AVERAGE(INDIRECT(CONCATENATE([.N$2];[.$G16];&quot;:&quot;;[.N$2];[.$H16])))" office:value-type="float" office:value="0.03532082">
            <text:p>0.03532082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J16]" office:value-type="float" office:value="0.0000000227414321899414">
            <text:p>2.27414321899414E-008</text:p>
          </table:table-cell>
          <table:table-cell table:formula="of:=[.M16]/[.P16]" office:value-type="float" office:value="0.00000000933007982042101">
            <text:p>9.33007982042101E-009</text:p>
          </table:table-cell>
          <table:table-cell table:formula="of:=[.N16]/[.Q16]" office:value-type="float" office:value="0.000000107337836944452">
            <text:p>1.07337836944452E-007</text:p>
          </table:table-cell>
          <table:table-cell/>
          <table:table-cell table:formula="of:=[.$N16]/[.L16]" office:value-type="float" office:value="5.92479111905836">
            <text:p>5.9247911191</text:p>
          </table:table-cell>
          <table:table-cell table:formula="of:=[.$N16]/[.M16]" office:value-type="float" office:value="0.802292978236832">
            <text:p>0.802292978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23629">
            <text:p>0.000023629</text:p>
          </table:table-cell>
          <table:table-cell office:value-type="float" office:value="0.000060012">
            <text:p>0.000060012</text:p>
          </table:table-cell>
          <table:table-cell office:value-type="float" office:value="0.000062943">
            <text:p>0.000062943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01349372">
            <text:p>0.01349372</text:p>
          </table:table-cell>
          <table:table-cell table:formula="of:=AVERAGE(INDIRECT(CONCATENATE([.M$2];[.$G17];&quot;:&quot;;[.M$2];[.$H17])))" office:value-type="float" office:value="0.09505314">
            <text:p>0.09505314</text:p>
          </table:table-cell>
          <table:table-cell table:formula="of:=AVERAGE(INDIRECT(CONCATENATE([.N$2];[.$G17];&quot;:&quot;;[.N$2];[.$H17])))" office:value-type="float" office:value="0.07214172">
            <text:p>0.07214172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J17]" office:value-type="float" office:value="0.0000000257372283935547">
            <text:p>2.57372283935547E-008</text:p>
          </table:table-cell>
          <table:table-cell table:formula="of:=[.M17]/[.P17]" office:value-type="float" office:value="0.00000000954207771702816">
            <text:p>9.54207771702816E-009</text:p>
          </table:table-cell>
          <table:table-cell table:formula="of:=[.N17]/[.Q17]" office:value-type="float" office:value="0.000000107604319478134">
            <text:p>1.07604319478134E-007</text:p>
          </table:table-cell>
          <table:table-cell/>
          <table:table-cell table:formula="of:=[.$N17]/[.L17]" office:value-type="float" office:value="5.34631813910471">
            <text:p>5.3463181391</text:p>
          </table:table-cell>
          <table:table-cell table:formula="of:=[.$N17]/[.M17]" office:value-type="float" office:value="0.758961986947512">
            <text:p>0.758961986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3584">
            <text:p>0.000013584</text:p>
          </table:table-cell>
          <table:table-cell office:value-type="float" office:value="0.000059434">
            <text:p>0.000059434</text:p>
          </table:table-cell>
          <table:table-cell office:value-type="float" office:value="0.0000611">
            <text:p>0.0000611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0253279">
            <text:p>0.0253279</text:p>
          </table:table-cell>
          <table:table-cell table:formula="of:=AVERAGE(INDIRECT(CONCATENATE([.M$2];[.$G18];&quot;:&quot;;[.M$2];[.$H18])))" office:value-type="float" office:value="0.1929994">
            <text:p>0.1929994</text:p>
          </table:table-cell>
          <table:table-cell table:formula="of:=AVERAGE(INDIRECT(CONCATENATE([.N$2];[.$G18];&quot;:&quot;;[.N$2];[.$H18])))" office:value-type="float" office:value="0.1441742">
            <text:p>0.1441742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J18]" office:value-type="float" office:value="0.0000000241545677185059">
            <text:p>2.41545677185059E-008</text:p>
          </table:table-cell>
          <table:table-cell table:formula="of:=[.M18]/[.P18]" office:value-type="float" office:value="0.00000000920292854309082">
            <text:p>9.20292854309082E-009</text:p>
          </table:table-cell>
          <table:table-cell table:formula="of:=[.N18]/[.Q18]" office:value-type="float" office:value="0.000000105681830616248">
            <text:p>1.05681830616248E-007</text:p>
          </table:table-cell>
          <table:table-cell/>
          <table:table-cell table:formula="of:=[.$N18]/[.L18]" office:value-type="float" office:value="5.69230769230769">
            <text:p>5.6923076923</text:p>
          </table:table-cell>
          <table:table-cell table:formula="of:=[.$N18]/[.M18]" office:value-type="float" office:value="0.747018902649438">
            <text:p>0.747018902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25649">
            <text:p>0.000025649</text:p>
          </table:table-cell>
          <table:table-cell office:value-type="float" office:value="0.000068454">
            <text:p>0.000068454</text:p>
          </table:table-cell>
          <table:table-cell office:value-type="float" office:value="0.000046979">
            <text:p>0.000046979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0.0429511">
            <text:p>0.0429511</text:p>
          </table:table-cell>
          <table:table-cell table:formula="of:=AVERAGE(INDIRECT(CONCATENATE([.M$2];[.$G19];&quot;:&quot;;[.M$2];[.$H19])))" office:value-type="float" office:value="0.397612">
            <text:p>0.397612</text:p>
          </table:table-cell>
          <table:table-cell table:formula="of:=AVERAGE(INDIRECT(CONCATENATE([.N$2];[.$G19];&quot;:&quot;;[.N$2];[.$H19])))" office:value-type="float" office:value="0.2859114">
            <text:p>0.2859114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J19]" office:value-type="float" office:value="0.0000000204806804656982">
            <text:p>2.04806804656982E-008</text:p>
          </table:table-cell>
          <table:table-cell table:formula="of:=[.M19]/[.P19]" office:value-type="float" office:value="0.00000000902838934035528">
            <text:p>0.000000009</text:p>
          </table:table-cell>
          <table:table-cell table:formula="of:=[.N19]/[.Q19]" office:value-type="float" office:value="0.000000103109355624184">
            <text:p>1.03109355624184E-007</text:p>
          </table:table-cell>
          <table:table-cell/>
          <table:table-cell table:formula="of:=[.$N19]/[.L19]" office:value-type="float" office:value="6.65667235530638">
            <text:p>6.6566723553</text:p>
          </table:table-cell>
          <table:table-cell table:formula="of:=[.$N19]/[.M19]" office:value-type="float" office:value="0.719071355995292">
            <text:p>0.71907135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0303">
            <text:p>0.000010303</text:p>
          </table:table-cell>
          <table:table-cell office:value-type="float" office:value="0.000045441">
            <text:p>0.000045441</text:p>
          </table:table-cell>
          <table:table-cell office:value-type="float" office:value="0.000043918">
            <text:p>0.000043918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0.08116508">
            <text:p>0.08116508</text:p>
          </table:table-cell>
          <table:table-cell table:formula="of:=AVERAGE(INDIRECT(CONCATENATE([.M$2];[.$G20];&quot;:&quot;;[.M$2];[.$H20])))" office:value-type="float" office:value="0.8282528">
            <text:p>0.8282528</text:p>
          </table:table-cell>
          <table:table-cell table:formula="of:=AVERAGE(INDIRECT(CONCATENATE([.N$2];[.$G20];&quot;:&quot;;[.N$2];[.$H20])))" office:value-type="float" office:value="0.5803972">
            <text:p>0.5803972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J20]" office:value-type="float" office:value="0.0000000193512630462646">
            <text:p>1.93512630462646E-008</text:p>
          </table:table-cell>
          <table:table-cell table:formula="of:=[.M20]/[.P20]" office:value-type="float" office:value="0.00000000897594798694957">
            <text:p>0.000000009</text:p>
          </table:table-cell>
          <table:table-cell table:formula="of:=[.N20]/[.Q20]" office:value-type="float" office:value="0.000000103080406577884">
            <text:p>1.03080406577884E-007</text:p>
          </table:table-cell>
          <table:table-cell/>
          <table:table-cell table:formula="of:=[.$N20]/[.L20]" office:value-type="float" office:value="7.15082397503951">
            <text:p>7.150823975</text:p>
          </table:table-cell>
          <table:table-cell table:formula="of:=[.$N20]/[.M20]" office:value-type="float" office:value="0.700748853490142">
            <text:p>0.700748853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09784">
            <text:p>0.000009784</text:p>
          </table:table-cell>
          <table:table-cell office:value-type="float" office:value="0.000046567">
            <text:p>0.000046567</text:p>
          </table:table-cell>
          <table:table-cell office:value-type="float" office:value="0.000043872">
            <text:p>0.000043872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0.1594332">
            <text:p>0.1594332</text:p>
          </table:table-cell>
          <table:table-cell table:formula="of:=AVERAGE(INDIRECT(CONCATENATE([.M$2];[.$G21];&quot;:&quot;;[.M$2];[.$H21])))" office:value-type="float" office:value="1.702606">
            <text:p>1.702606</text:p>
          </table:table-cell>
          <table:table-cell table:formula="of:=AVERAGE(INDIRECT(CONCATENATE([.N$2];[.$G21];&quot;:&quot;;[.N$2];[.$H21])))" office:value-type="float" office:value="1.082498">
            <text:p>1.082498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J21]" office:value-type="float" office:value="0.0000000190059185028076">
            <text:p>0.000000019</text:p>
          </table:table-cell>
          <table:table-cell table:formula="of:=[.M21]/[.P21]" office:value-type="float" office:value="0.00000000882462833238685">
            <text:p>8.82462833238685E-009</text:p>
          </table:table-cell>
          <table:table-cell table:formula="of:=[.N21]/[.Q21]" office:value-type="float" office:value="0.0000000947647643728376">
            <text:p>9.47647643728376E-008</text:p>
          </table:table-cell>
          <table:table-cell/>
          <table:table-cell table:formula="of:=[.$N21]/[.L21]" office:value-type="float" office:value="6.78966488786526">
            <text:p>6.7896648879</text:p>
          </table:table-cell>
          <table:table-cell table:formula="of:=[.$N21]/[.M21]" office:value-type="float" office:value="0.635788902423696">
            <text:p>0.635788902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0998">
            <text:p>0.00000998</text:p>
          </table:table-cell>
          <table:table-cell office:value-type="float" office:value="0.000047495">
            <text:p>0.000047495</text:p>
          </table:table-cell>
          <table:table-cell office:value-type="float" office:value="0.000043674">
            <text:p>0.000043674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0.321043">
            <text:p>0.321043</text:p>
          </table:table-cell>
          <table:table-cell table:formula="of:=AVERAGE(INDIRECT(CONCATENATE([.M$2];[.$G22];&quot;:&quot;;[.M$2];[.$H22])))" office:value-type="float" office:value="3.61553">
            <text:p>3.61553</text:p>
          </table:table-cell>
          <table:table-cell table:formula="of:=AVERAGE(INDIRECT(CONCATENATE([.N$2];[.$G22];&quot;:&quot;;[.N$2];[.$H22])))" office:value-type="float" office:value="2.17171">
            <text:p>2.17171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J22]" office:value-type="float" office:value="0.0000000191356539726257">
            <text:p>1.91356539726257E-008</text:p>
          </table:table-cell>
          <table:table-cell table:formula="of:=[.M22]/[.P22]" office:value-type="float" office:value="0.000000008979265888532">
            <text:p>0.000000009</text:p>
          </table:table-cell>
          <table:table-cell table:formula="of:=[.N22]/[.Q22]" office:value-type="float" office:value="0.000000093785646133877">
            <text:p>9.3785646133877E-008</text:p>
          </table:table-cell>
          <table:table-cell/>
          <table:table-cell table:formula="of:=[.$N22]/[.L22]" office:value-type="float" office:value="6.7645455593176">
            <text:p>6.7645455593</text:p>
          </table:table-cell>
          <table:table-cell table:formula="of:=[.$N22]/[.M22]" office:value-type="float" office:value="0.600661590416896">
            <text:p>0.600661590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09583">
            <text:p>0.000009583</text:p>
          </table:table-cell>
          <table:table-cell office:value-type="float" office:value="0.000047298">
            <text:p>0.000047298</text:p>
          </table:table-cell>
          <table:table-cell office:value-type="float" office:value="0.000043988">
            <text:p>0.000043988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8026">
            <text:p>0.000018026</text:p>
          </table:table-cell>
          <table:table-cell office:value-type="float" office:value="0.000101201">
            <text:p>0.000101201</text:p>
          </table:table-cell>
          <table:table-cell office:value-type="float" office:value="0.000087689">
            <text:p>0.000087689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7884">
            <text:p>0.000017884</text:p>
          </table:table-cell>
          <table:table-cell office:value-type="float" office:value="0.000100406">
            <text:p>0.000100406</text:p>
          </table:table-cell>
          <table:table-cell office:value-type="float" office:value="0.000106074">
            <text:p>0.000106074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809">
            <text:p>0.00001809</text:p>
          </table:table-cell>
          <table:table-cell office:value-type="float" office:value="0.000100115">
            <text:p>0.000100115</text:p>
          </table:table-cell>
          <table:table-cell office:value-type="float" office:value="0.000086631">
            <text:p>0.000086631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8462">
            <text:p>0.000018462</text:p>
          </table:table-cell>
          <table:table-cell office:value-type="float" office:value="0.000103904">
            <text:p>0.000103904</text:p>
          </table:table-cell>
          <table:table-cell office:value-type="float" office:value="0.000089605">
            <text:p>0.000089605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8598">
            <text:p>0.000018598</text:p>
          </table:table-cell>
          <table:table-cell office:value-type="float" office:value="0.000103093">
            <text:p>0.000103093</text:p>
          </table:table-cell>
          <table:table-cell office:value-type="float" office:value="0.000090161">
            <text:p>0.00009016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6614">
            <text:p>0.000036614</text:p>
          </table:table-cell>
          <table:table-cell office:value-type="float" office:value="0.000244784">
            <text:p>0.000244784</text:p>
          </table:table-cell>
          <table:table-cell office:value-type="float" office:value="0.00017558">
            <text:p>0.00017558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6387">
            <text:p>0.000036387</text:p>
          </table:table-cell>
          <table:table-cell office:value-type="float" office:value="0.000236643">
            <text:p>0.000236643</text:p>
          </table:table-cell>
          <table:table-cell office:value-type="float" office:value="0.000181665">
            <text:p>0.000181665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242">
            <text:p>0.000035242</text:p>
          </table:table-cell>
          <table:table-cell office:value-type="float" office:value="0.000212848">
            <text:p>0.000212848</text:p>
          </table:table-cell>
          <table:table-cell office:value-type="float" office:value="0.000176867">
            <text:p>0.000176867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863">
            <text:p>0.000035863</text:p>
          </table:table-cell>
          <table:table-cell office:value-type="float" office:value="0.000241642">
            <text:p>0.000241642</text:p>
          </table:table-cell>
          <table:table-cell office:value-type="float" office:value="0.000175842">
            <text:p>0.000175842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396">
            <text:p>0.000035396</text:p>
          </table:table-cell>
          <table:table-cell office:value-type="float" office:value="0.000213927">
            <text:p>0.000213927</text:p>
          </table:table-cell>
          <table:table-cell office:value-type="float" office:value="0.00017561">
            <text:p>0.00017561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372">
            <text:p>0.00007372</text:p>
          </table:table-cell>
          <table:table-cell office:value-type="float" office:value="0.000452961">
            <text:p>0.000452961</text:p>
          </table:table-cell>
          <table:table-cell office:value-type="float" office:value="0.000352583">
            <text:p>0.000352583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0887">
            <text:p>0.000070887</text:p>
          </table:table-cell>
          <table:table-cell office:value-type="float" office:value="0.00045864">
            <text:p>0.00045864</text:p>
          </table:table-cell>
          <table:table-cell office:value-type="float" office:value="0.000352038">
            <text:p>0.000352038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2453">
            <text:p>0.000072453</text:p>
          </table:table-cell>
          <table:table-cell office:value-type="float" office:value="0.00045642">
            <text:p>0.00045642</text:p>
          </table:table-cell>
          <table:table-cell office:value-type="float" office:value="0.000374985">
            <text:p>0.000374985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5586">
            <text:p>0.000075586</text:p>
          </table:table-cell>
          <table:table-cell office:value-type="float" office:value="0.000479388">
            <text:p>0.000479388</text:p>
          </table:table-cell>
          <table:table-cell office:value-type="float" office:value="0.000351927">
            <text:p>0.000351927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1688">
            <text:p>0.000071688</text:p>
          </table:table-cell>
          <table:table-cell office:value-type="float" office:value="0.000457177">
            <text:p>0.000457177</text:p>
          </table:table-cell>
          <table:table-cell office:value-type="float" office:value="0.000352768">
            <text:p>0.000352768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5431">
            <text:p>0.00015431</text:p>
          </table:table-cell>
          <table:table-cell office:value-type="float" office:value="0.000972936">
            <text:p>0.000972936</text:p>
          </table:table-cell>
          <table:table-cell office:value-type="float" office:value="0.000746729">
            <text:p>0.000746729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4618">
            <text:p>0.000144618</text:p>
          </table:table-cell>
          <table:table-cell office:value-type="float" office:value="0.000976048">
            <text:p>0.000976048</text:p>
          </table:table-cell>
          <table:table-cell office:value-type="float" office:value="0.000748038">
            <text:p>0.000748038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2974">
            <text:p>0.000142974</text:p>
          </table:table-cell>
          <table:table-cell office:value-type="float" office:value="0.000977355">
            <text:p>0.000977355</text:p>
          </table:table-cell>
          <table:table-cell office:value-type="float" office:value="0.000746642">
            <text:p>0.000746642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5352">
            <text:p>0.000145352</text:p>
          </table:table-cell>
          <table:table-cell office:value-type="float" office:value="0.00097888">
            <text:p>0.00097888</text:p>
          </table:table-cell>
          <table:table-cell office:value-type="float" office:value="0.000750476">
            <text:p>0.000750476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2574">
            <text:p>0.000142574</text:p>
          </table:table-cell>
          <table:table-cell office:value-type="float" office:value="0.000975319">
            <text:p>0.000975319</text:p>
          </table:table-cell>
          <table:table-cell office:value-type="float" office:value="0.00074638">
            <text:p>0.00074638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307683">
            <text:p>0.000307683</text:p>
          </table:table-cell>
          <table:table-cell office:value-type="float" office:value="0.00204154">
            <text:p>0.00204154</text:p>
          </table:table-cell>
          <table:table-cell office:value-type="float" office:value="0.00150235">
            <text:p>0.00150235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9114">
            <text:p>0.00029114</text:p>
          </table:table-cell>
          <table:table-cell office:value-type="float" office:value="0.00204381">
            <text:p>0.00204381</text:p>
          </table:table-cell>
          <table:table-cell office:value-type="float" office:value="0.00150233">
            <text:p>0.00150233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6762">
            <text:p>0.000286762</text:p>
          </table:table-cell>
          <table:table-cell office:value-type="float" office:value="0.00205443">
            <text:p>0.00205443</text:p>
          </table:table-cell>
          <table:table-cell office:value-type="float" office:value="0.00150243">
            <text:p>0.00150243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8567">
            <text:p>0.000288567</text:p>
          </table:table-cell>
          <table:table-cell office:value-type="float" office:value="0.00203567">
            <text:p>0.00203567</text:p>
          </table:table-cell>
          <table:table-cell office:value-type="float" office:value="0.0015024">
            <text:p>0.0015024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3118">
            <text:p>0.000283118</text:p>
          </table:table-cell>
          <table:table-cell office:value-type="float" office:value="0.00203665">
            <text:p>0.00203665</text:p>
          </table:table-cell>
          <table:table-cell office:value-type="float" office:value="0.0015025">
            <text:p>0.0015025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668184">
            <text:p>0.000668184</text:p>
          </table:table-cell>
          <table:table-cell office:value-type="float" office:value="0.00423539">
            <text:p>0.00423539</text:p>
          </table:table-cell>
          <table:table-cell office:value-type="float" office:value="0.00431068">
            <text:p>0.00431068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579011">
            <text:p>0.000579011</text:p>
          </table:table-cell>
          <table:table-cell office:value-type="float" office:value="0.00424659">
            <text:p>0.00424659</text:p>
          </table:table-cell>
          <table:table-cell office:value-type="float" office:value="0.00432165">
            <text:p>0.00432165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570408">
            <text:p>0.000570408</text:p>
          </table:table-cell>
          <table:table-cell office:value-type="float" office:value="0.00423104">
            <text:p>0.00423104</text:p>
          </table:table-cell>
          <table:table-cell office:value-type="float" office:value="0.00432565">
            <text:p>0.00432565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579663">
            <text:p>0.000579663</text:p>
          </table:table-cell>
          <table:table-cell office:value-type="float" office:value="0.00424629">
            <text:p>0.00424629</text:p>
          </table:table-cell>
          <table:table-cell office:value-type="float" office:value="0.00433704">
            <text:p>0.00433704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582009">
            <text:p>0.000582009</text:p>
          </table:table-cell>
          <table:table-cell office:value-type="float" office:value="0.00423735">
            <text:p>0.00423735</text:p>
          </table:table-cell>
          <table:table-cell office:value-type="float" office:value="0.00429809">
            <text:p>0.00429809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24591">
            <text:p>0.00124591</text:p>
          </table:table-cell>
          <table:table-cell office:value-type="float" office:value="0.00887463">
            <text:p>0.00887463</text:p>
          </table:table-cell>
          <table:table-cell office:value-type="float" office:value="0.00892426">
            <text:p>0.00892426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1934">
            <text:p>0.0011934</text:p>
          </table:table-cell>
          <table:table-cell office:value-type="float" office:value="0.00885792">
            <text:p>0.00885792</text:p>
          </table:table-cell>
          <table:table-cell office:value-type="float" office:value="0.00886928">
            <text:p>0.00886928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18872">
            <text:p>0.00118872</text:p>
          </table:table-cell>
          <table:table-cell office:value-type="float" office:value="0.00884439">
            <text:p>0.00884439</text:p>
          </table:table-cell>
          <table:table-cell office:value-type="float" office:value="0.00888441">
            <text:p>0.00888441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20672">
            <text:p>0.00120672</text:p>
          </table:table-cell>
          <table:table-cell office:value-type="float" office:value="0.00885741">
            <text:p>0.00885741</text:p>
          </table:table-cell>
          <table:table-cell office:value-type="float" office:value="0.00887889">
            <text:p>0.00887889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28161">
            <text:p>0.00128161</text:p>
          </table:table-cell>
          <table:table-cell office:value-type="float" office:value="0.00881861">
            <text:p>0.00881861</text:p>
          </table:table-cell>
          <table:table-cell office:value-type="float" office:value="0.00888642">
            <text:p>0.00888642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316895">
            <text:p>0.00316895</text:p>
          </table:table-cell>
          <table:table-cell office:value-type="float" office:value="0.0194795">
            <text:p>0.0194795</text:p>
          </table:table-cell>
          <table:table-cell office:value-type="float" office:value="0.0175949">
            <text:p>0.0175949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269131">
            <text:p>0.00269131</text:p>
          </table:table-cell>
          <table:table-cell office:value-type="float" office:value="0.0206415">
            <text:p>0.0206415</text:p>
          </table:table-cell>
          <table:table-cell office:value-type="float" office:value="0.0175663">
            <text:p>0.0175663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330155">
            <text:p>0.00330155</text:p>
          </table:table-cell>
          <table:table-cell office:value-type="float" office:value="0.0202148">
            <text:p>0.0202148</text:p>
          </table:table-cell>
          <table:table-cell office:value-type="float" office:value="0.0175852">
            <text:p>0.0175852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305945">
            <text:p>0.00305945</text:p>
          </table:table-cell>
          <table:table-cell office:value-type="float" office:value="0.0195497">
            <text:p>0.0195497</text:p>
          </table:table-cell>
          <table:table-cell office:value-type="float" office:value="0.017575">
            <text:p>0.01757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2683">
            <text:p>0.002683</text:p>
          </table:table-cell>
          <table:table-cell office:value-type="float" office:value="0.0193493">
            <text:p>0.0193493</text:p>
          </table:table-cell>
          <table:table-cell office:value-type="float" office:value="0.0179282">
            <text:p>0.017928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614677">
            <text:p>0.00614677</text:p>
          </table:table-cell>
          <table:table-cell office:value-type="float" office:value="0.0436615">
            <text:p>0.0436615</text:p>
          </table:table-cell>
          <table:table-cell office:value-type="float" office:value="0.0352345">
            <text:p>0.0352345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530365">
            <text:p>0.00530365</text:p>
          </table:table-cell>
          <table:table-cell office:value-type="float" office:value="0.0440796">
            <text:p>0.0440796</text:p>
          </table:table-cell>
          <table:table-cell office:value-type="float" office:value="0.0353292">
            <text:p>0.035329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603073">
            <text:p>0.00603073</text:p>
          </table:table-cell>
          <table:table-cell office:value-type="float" office:value="0.0441858">
            <text:p>0.0441858</text:p>
          </table:table-cell>
          <table:table-cell office:value-type="float" office:value="0.0355094">
            <text:p>0.0355094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613189">
            <text:p>0.00613189</text:p>
          </table:table-cell>
          <table:table-cell office:value-type="float" office:value="0.0440702">
            <text:p>0.0440702</text:p>
          </table:table-cell>
          <table:table-cell office:value-type="float" office:value="0.0351498">
            <text:p>0.0351498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619461">
            <text:p>0.00619461</text:p>
          </table:table-cell>
          <table:table-cell office:value-type="float" office:value="0.0441271">
            <text:p>0.0441271</text:p>
          </table:table-cell>
          <table:table-cell office:value-type="float" office:value="0.0353812">
            <text:p>0.0353812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1346">
            <text:p>0.011346</text:p>
          </table:table-cell>
          <table:table-cell office:value-type="float" office:value="0.0929095">
            <text:p>0.0929095</text:p>
          </table:table-cell>
          <table:table-cell office:value-type="float" office:value="0.0723684">
            <text:p>0.0723684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41397">
            <text:p>0.0141397</text:p>
          </table:table-cell>
          <table:table-cell office:value-type="float" office:value="0.094569">
            <text:p>0.094569</text:p>
          </table:table-cell>
          <table:table-cell office:value-type="float" office:value="0.0720436">
            <text:p>0.0720436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45215">
            <text:p>0.0145215</text:p>
          </table:table-cell>
          <table:table-cell office:value-type="float" office:value="0.0925096">
            <text:p>0.0925096</text:p>
          </table:table-cell>
          <table:table-cell office:value-type="float" office:value="0.0716506">
            <text:p>0.0716506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25607">
            <text:p>0.0125607</text:p>
          </table:table-cell>
          <table:table-cell office:value-type="float" office:value="0.0921036">
            <text:p>0.0921036</text:p>
          </table:table-cell>
          <table:table-cell office:value-type="float" office:value="0.0727413">
            <text:p>0.0727413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49007">
            <text:p>0.0149007</text:p>
          </table:table-cell>
          <table:table-cell office:value-type="float" office:value="0.103174">
            <text:p>0.103174</text:p>
          </table:table-cell>
          <table:table-cell office:value-type="float" office:value="0.0719047">
            <text:p>0.0719047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38799">
            <text:p>0.038799</text:p>
          </table:table-cell>
          <table:table-cell office:value-type="float" office:value="0.193537">
            <text:p>0.193537</text:p>
          </table:table-cell>
          <table:table-cell office:value-type="float" office:value="0.144505">
            <text:p>0.144505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59275">
            <text:p>0.0259275</text:p>
          </table:table-cell>
          <table:table-cell office:value-type="float" office:value="0.191193">
            <text:p>0.191193</text:p>
          </table:table-cell>
          <table:table-cell office:value-type="float" office:value="0.143091">
            <text:p>0.143091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194761">
            <text:p>0.0194761</text:p>
          </table:table-cell>
          <table:table-cell office:value-type="float" office:value="0.189644">
            <text:p>0.189644</text:p>
          </table:table-cell>
          <table:table-cell office:value-type="float" office:value="0.142924">
            <text:p>0.142924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199215">
            <text:p>0.0199215</text:p>
          </table:table-cell>
          <table:table-cell office:value-type="float" office:value="0.191823">
            <text:p>0.191823</text:p>
          </table:table-cell>
          <table:table-cell office:value-type="float" office:value="0.146058">
            <text:p>0.14605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25154">
            <text:p>0.0225154</text:p>
          </table:table-cell>
          <table:table-cell office:value-type="float" office:value="0.1988">
            <text:p>0.1988</text:p>
          </table:table-cell>
          <table:table-cell office:value-type="float" office:value="0.144293">
            <text:p>0.144293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38129">
            <text:p>0.0438129</text:p>
          </table:table-cell>
          <table:table-cell office:value-type="float" office:value="0.399538">
            <text:p>0.399538</text:p>
          </table:table-cell>
          <table:table-cell office:value-type="float" office:value="0.286039">
            <text:p>0.286039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56073">
            <text:p>0.0456073</text:p>
          </table:table-cell>
          <table:table-cell office:value-type="float" office:value="0.398104">
            <text:p>0.398104</text:p>
          </table:table-cell>
          <table:table-cell office:value-type="float" office:value="0.285383">
            <text:p>0.285383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29158">
            <text:p>0.0429158</text:p>
          </table:table-cell>
          <table:table-cell office:value-type="float" office:value="0.394897">
            <text:p>0.394897</text:p>
          </table:table-cell>
          <table:table-cell office:value-type="float" office:value="0.288242">
            <text:p>0.28824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30569">
            <text:p>0.0430569</text:p>
          </table:table-cell>
          <table:table-cell office:value-type="float" office:value="0.397754">
            <text:p>0.397754</text:p>
          </table:table-cell>
          <table:table-cell office:value-type="float" office:value="0.2846">
            <text:p>0.2846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393626">
            <text:p>0.0393626</text:p>
          </table:table-cell>
          <table:table-cell office:value-type="float" office:value="0.397767">
            <text:p>0.397767</text:p>
          </table:table-cell>
          <table:table-cell office:value-type="float" office:value="0.285293">
            <text:p>0.285293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825292">
            <text:p>0.0825292</text:p>
          </table:table-cell>
          <table:table-cell office:value-type="float" office:value="0.822706">
            <text:p>0.822706</text:p>
          </table:table-cell>
          <table:table-cell office:value-type="float" office:value="0.570216">
            <text:p>0.57021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824201">
            <text:p>0.0824201</text:p>
          </table:table-cell>
          <table:table-cell office:value-type="float" office:value="0.835755">
            <text:p>0.835755</text:p>
          </table:table-cell>
          <table:table-cell office:value-type="float" office:value="0.611318">
            <text:p>0.611318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805588">
            <text:p>0.0805588</text:p>
          </table:table-cell>
          <table:table-cell office:value-type="float" office:value="0.833604">
            <text:p>0.833604</text:p>
          </table:table-cell>
          <table:table-cell office:value-type="float" office:value="0.57541">
            <text:p>0.57541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807436">
            <text:p>0.0807436</text:p>
          </table:table-cell>
          <table:table-cell office:value-type="float" office:value="0.819454">
            <text:p>0.819454</text:p>
          </table:table-cell>
          <table:table-cell office:value-type="float" office:value="0.572442">
            <text:p>0.572442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795737">
            <text:p>0.0795737</text:p>
          </table:table-cell>
          <table:table-cell office:value-type="float" office:value="0.829745">
            <text:p>0.829745</text:p>
          </table:table-cell>
          <table:table-cell office:value-type="float" office:value="0.5726">
            <text:p>0.5726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57334">
            <text:p>0.157334</text:p>
          </table:table-cell>
          <table:table-cell office:value-type="float" office:value="1.72189">
            <text:p>1.72189</text:p>
          </table:table-cell>
          <table:table-cell office:value-type="float" office:value="1.08164">
            <text:p>1.0816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63518">
            <text:p>0.163518</text:p>
          </table:table-cell>
          <table:table-cell office:value-type="float" office:value="1.72161">
            <text:p>1.72161</text:p>
          </table:table-cell>
          <table:table-cell office:value-type="float" office:value="1.08307">
            <text:p>1.08307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57308">
            <text:p>0.157308</text:p>
          </table:table-cell>
          <table:table-cell office:value-type="float" office:value="1.68751">
            <text:p>1.68751</text:p>
          </table:table-cell>
          <table:table-cell office:value-type="float" office:value="1.08029">
            <text:p>1.08029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6256">
            <text:p>0.16256</text:p>
          </table:table-cell>
          <table:table-cell office:value-type="float" office:value="1.71608">
            <text:p>1.71608</text:p>
          </table:table-cell>
          <table:table-cell office:value-type="float" office:value="1.08632">
            <text:p>1.0863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56446">
            <text:p>0.156446</text:p>
          </table:table-cell>
          <table:table-cell office:value-type="float" office:value="1.66594">
            <text:p>1.66594</text:p>
          </table:table-cell>
          <table:table-cell office:value-type="float" office:value="1.08117">
            <text:p>1.08117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12854">
            <text:p>0.312854</text:p>
          </table:table-cell>
          <table:table-cell office:value-type="float" office:value="3.59338">
            <text:p>3.59338</text:p>
          </table:table-cell>
          <table:table-cell office:value-type="float" office:value="2.16077">
            <text:p>2.16077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21496">
            <text:p>0.321496</text:p>
          </table:table-cell>
          <table:table-cell office:value-type="float" office:value="3.6378">
            <text:p>3.6378</text:p>
          </table:table-cell>
          <table:table-cell office:value-type="float" office:value="2.17345">
            <text:p>2.17345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11327">
            <text:p>0.311327</text:p>
          </table:table-cell>
          <table:table-cell office:value-type="float" office:value="3.61092">
            <text:p>3.61092</text:p>
          </table:table-cell>
          <table:table-cell office:value-type="float" office:value="2.174">
            <text:p>2.17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28805">
            <text:p>0.328805</text:p>
          </table:table-cell>
          <table:table-cell office:value-type="float" office:value="3.60279">
            <text:p>3.60279</text:p>
          </table:table-cell>
          <table:table-cell office:value-type="float" office:value="2.17319">
            <text:p>2.17319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30733">
            <text:p>0.330733</text:p>
          </table:table-cell>
          <table:table-cell office:value-type="float" office:value="3.63276">
            <text:p>3.63276</text:p>
          </table:table-cell>
          <table:table-cell office:value-type="float" office:value="2.17714">
            <text:p>2.17714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12:54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1-29T13:00:17</dc:date>
    <dc:creator>mind </dc:creator>
    <meta:editing-duration>PT1H54M34S</meta:editing-duration>
    <meta:editing-cycles>6</meta:editing-cycles>
    <meta:generator>LibreOffice/4.0.2.2$Linux_X86_64 LibreOffice_project/400m0$Build-2</meta:generator>
    <meta:document-statistic meta:table-count="1" meta:cell-count="6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9.887cm" svg:y="0.446cm" chart:style-name="ch2">
          <text:p>Priority queue decrease key</text:p>
        </chart:title>
        <chart:subtitle svg:x="9.212cm" svg:y="1.535cm" chart:style-name="ch3">
          <text:p>measured time vs asymptotic behaviour</text:p>
        </chart:subtitle>
        <chart:legend chart:legend-position="end" svg:x="21.983cm" svg:y="6.977cm" style:legend-expansion="high" chart:style-name="ch4"/>
        <chart:plot-area chart:style-name="ch5" table:cell-range-address="Sheet1.J4:Sheet1.J22 Sheet1.S3:Sheet1.U22" chart:data-source-has-labels="both" svg:x="1.52cm" svg:y="2.838cm" svg:width="19.445cm" svg:height="11.42cm">
          <chartooo:coordinate-region svg:x="3.544cm" svg:y="3.037cm" svg:width="16.678cm" svg:height="10.176cm"/>
          <chart:axis chart:dimension="x" chart:name="primary-x" chart:style-name="ch6" chartooo:axis-type="auto">
            <chartooo:date-scale/>
            <chart:title svg:x="11.092cm" svg:y="14.568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87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069534375">
                <text:p>0.000000069534375</text:p>
                <draw:g>
                  <svg:desc>Sheet1.S4:Sheet1.S22</svg:desc>
                </draw:g>
              </table:table-cell>
              <table:table-cell office:value-type="float" office:value="0.0000000301234375">
                <text:p>0.0000000301234375</text:p>
                <draw:g>
                  <svg:desc>Sheet1.T4:Sheet1.T22</svg:desc>
                </draw:g>
              </table:table-cell>
              <table:table-cell office:value-type="float" office:value="0.000000213800016279582">
                <text:p>0.000000213800016279582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554515625">
                <text:p>0.0000000554515625</text:p>
              </table:table-cell>
              <table:table-cell office:value-type="float" office:value="0.0000000295859375">
                <text:p>0.0000000295859375</text:p>
              </table:table-cell>
              <table:table-cell office:value-type="float" office:value="0.000000290299158658398">
                <text:p>0.00000029029915865839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6009765625">
                <text:p>0.00000006009765625</text:p>
              </table:table-cell>
              <table:table-cell office:value-type="float" office:value="0.0000000291921875">
                <text:p>0.0000000291921875</text:p>
              </table:table-cell>
              <table:table-cell office:value-type="float" office:value="0.000000284974715927501">
                <text:p>0.00000028497471592750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25507421875">
                <text:p>0.000000025507421875</text:p>
              </table:table-cell>
              <table:table-cell office:value-type="float" office:value="0.0000000110787760416667">
                <text:p>0.0000000110787760416667</text:p>
              </table:table-cell>
              <table:table-cell office:value-type="float" office:value="0.0000000910534885163012">
                <text:p>0.000000091053488516301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778515625">
                <text:p>0.00000001778515625</text:p>
              </table:table-cell>
              <table:table-cell office:value-type="float" office:value="0.00000000993591796875">
                <text:p>0.00000000993591796875</text:p>
              </table:table-cell>
              <table:table-cell office:value-type="float" office:value="0.000000089875">
                <text:p>0.000000089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75294921875">
                <text:p>0.0000000175294921875</text:p>
              </table:table-cell>
              <table:table-cell office:value-type="float" office:value="0.0000000102081321022727">
                <text:p>0.0000000102081321022727</text:p>
              </table:table-cell>
              <table:table-cell office:value-type="float" office:value="0.000000083043467279454">
                <text:p>0.00000008304346727945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778974609375">
                <text:p>0.00000001778974609375</text:p>
              </table:table-cell>
              <table:table-cell office:value-type="float" office:value="0.00000000937738444010417">
                <text:p>0.00000000937738444010417</text:p>
              </table:table-cell>
              <table:table-cell office:value-type="float" office:value="0.0000000807316403845107">
                <text:p>0.000000080731640384510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781806640625">
                <text:p>0.00000001781806640625</text:p>
              </table:table-cell>
              <table:table-cell office:value-type="float" office:value="0.000000009165673828125">
                <text:p>0.000000009165673828125</text:p>
              </table:table-cell>
              <table:table-cell office:value-type="float" office:value="0.0000000819307688874498">
                <text:p>0.000000081930768887449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77889404296875">
                <text:p>0.0000000177889404296875</text:p>
              </table:table-cell>
              <table:table-cell office:value-type="float" office:value="0.00000000890424455915179">
                <text:p>0.00000000890424455915179</text:p>
              </table:table-cell>
              <table:table-cell office:value-type="float" office:value="0.0000000800079380014885">
                <text:p>0.000000080007938001488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81840515136719">
                <text:p>0.0000000181840515136719</text:p>
              </table:table-cell>
              <table:table-cell office:value-type="float" office:value="0.00000000862494303385417">
                <text:p>0.00000000862494303385417</text:p>
              </table:table-cell>
              <table:table-cell office:value-type="float" office:value="0.000000112060933420392">
                <text:p>0.00000011206093342039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86656494140625">
                <text:p>0.0000000186656494140625</text:p>
              </table:table-cell>
              <table:table-cell office:value-type="float" office:value="0.00000000844058227539063">
                <text:p>0.00000000844058227539063</text:p>
              </table:table-cell>
              <table:table-cell office:value-type="float" office:value="0.000000112638331621081">
                <text:p>0.00000011263833162108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227420959472656">
                <text:p>0.0000000227420959472656</text:p>
              </table:table-cell>
              <table:table-cell office:value-type="float" office:value="0.00000000890707576976103">
                <text:p>0.00000000890707576976103</text:p>
              </table:table-cell>
              <table:table-cell office:value-type="float" office:value="0.000000109438271500262">
                <text:p>0.00000010943827150026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227414321899414">
                <text:p>0.0000000227414321899414</text:p>
              </table:table-cell>
              <table:table-cell office:value-type="float" office:value="0.00000000933007982042101">
                <text:p>0.00000000933007982042101</text:p>
              </table:table-cell>
              <table:table-cell office:value-type="float" office:value="0.000000107337836944452">
                <text:p>0.00000010733783694445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57372283935547">
                <text:p>0.0000000257372283935547</text:p>
              </table:table-cell>
              <table:table-cell office:value-type="float" office:value="0.00000000954207771702816">
                <text:p>0.00000000954207771702816</text:p>
              </table:table-cell>
              <table:table-cell office:value-type="float" office:value="0.000000107604319478134">
                <text:p>0.00000010760431947813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41545677185059">
                <text:p>0.0000000241545677185059</text:p>
              </table:table-cell>
              <table:table-cell office:value-type="float" office:value="0.00000000920292854309082">
                <text:p>0.00000000920292854309082</text:p>
              </table:table-cell>
              <table:table-cell office:value-type="float" office:value="0.000000105681830616248">
                <text:p>0.00000010568183061624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204806804656982">
                <text:p>0.0000000204806804656982</text:p>
              </table:table-cell>
              <table:table-cell office:value-type="float" office:value="0.00000000902838934035528">
                <text:p>0.00000000902838934035528</text:p>
              </table:table-cell>
              <table:table-cell office:value-type="float" office:value="0.000000103109355624184">
                <text:p>0.00000010310935562418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93512630462646">
                <text:p>0.0000000193512630462646</text:p>
              </table:table-cell>
              <table:table-cell office:value-type="float" office:value="0.00000000897594798694957">
                <text:p>0.00000000897594798694957</text:p>
              </table:table-cell>
              <table:table-cell office:value-type="float" office:value="0.000000103080406577884">
                <text:p>0.00000010308040657788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90059185028076">
                <text:p>0.0000000190059185028076</text:p>
              </table:table-cell>
              <table:table-cell office:value-type="float" office:value="0.00000000882462833238685">
                <text:p>0.00000000882462833238685</text:p>
              </table:table-cell>
              <table:table-cell office:value-type="float" office:value="0.0000000947647643728376">
                <text:p>0.0000000947647643728376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91356539726257">
                <text:p>0.0000000191356539726257</text:p>
              </table:table-cell>
              <table:table-cell office:value-type="float" office:value="0.000000008979265888532">
                <text:p>0.000000008979265888532</text:p>
              </table:table-cell>
              <table:table-cell office:value-type="float" office:value="0.000000093785646133877">
                <text:p>0.0000000937856461338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33cm" svg:height="14.142cm" xlink:href=".." xlink:type="simple" chart:class="chart:line" chart:style-name="ch1">
        <chart:title svg:x="8.421cm" svg:y="0.418cm" chart:style-name="ch2">
          <text:p>Priority Queues - Decrease Key</text:p>
        </chart:title>
        <chart:subtitle svg:x="10.299cm" svg:y="1.479cm" chart:style-name="ch3">
          <text:p>Measured time</text:p>
        </chart:subtitle>
        <chart:legend chart:legend-position="end" svg:x="19.634cm" svg:y="6.274cm" style:legend-expansion="high" chart:style-name="ch4"/>
        <chart:plot-area chart:style-name="ch5" table:cell-range-address="Sheet1.J4:Sheet1.J22 Sheet1.L3:Sheet1.N22" chart:data-source-has-labels="both" svg:x="1.477cm" svg:y="2.726cm" svg:width="17.225cm" svg:height="10.153cm">
          <chartooo:coordinate-region svg:x="3.13cm" svg:y="2.925cm" svg:width="14.829cm" svg:height="8.909cm"/>
          <chart:axis chart:dimension="x" chart:name="primary-x" chart:style-name="ch6" chartooo:axis-type="auto">
            <chartooo:date-scale/>
            <chart:title svg:x="9.37cm" svg:y="13.161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8">
            <chart:title svg:x="0.451cm" svg:y="8.468cm" chart:style-name="ch9">
              <text:p>seconds</text:p>
            </chart:title>
            <chart:grid chart:style-name="ch10" chart:class="major"/>
          </chart:axis>
          <chart:series chart:style-name="ch11" chart:values-cell-range-address="Sheet1.L4:Sheet1.L22" chart:label-cell-address="Sheet1.L3:Sheet1.L3" chart:class="chart:line">
            <chart:data-point chart:repeated="19"/>
          </chart:series>
          <chart:series chart:style-name="ch12" chart:values-cell-range-address="Sheet1.M4:Sheet1.M22" chart:label-cell-address="Sheet1.M3:Sheet1.M3" chart:class="chart:line">
            <chart:data-point chart:repeated="19"/>
          </chart:series>
          <chart:series chart:style-name="ch13" chart:values-cell-range-address="Sheet1.N4:Sheet1.N22" chart:label-cell-address="Sheet1.N3:Sheet1.N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L3:Sheet1.L3</svg:desc>
                </draw:g>
              </table:table-cell>
              <table:table-cell office:value-type="string">
                <text:p>binary</text:p>
                <draw:g>
                  <svg:desc>Sheet1.M3:Sheet1.M3</svg:desc>
                </draw:g>
              </table:table-cell>
              <table:table-cell office:value-type="string">
                <text:p>van emde boas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44502">
                <text:p>0.0000044502</text:p>
                <draw:g>
                  <svg:desc>Sheet1.L4:Sheet1.L22</svg:desc>
                </draw:g>
              </table:table-cell>
              <table:table-cell office:value-type="float" office:value="0.0000115674">
                <text:p>0.0000115674</text:p>
                <draw:g>
                  <svg:desc>Sheet1.M4:Sheet1.M22</svg:desc>
                </draw:g>
              </table:table-cell>
              <table:table-cell office:value-type="float" office:value="0.0000106476">
                <text:p>0.0000106476</text:p>
                <draw:g>
                  <svg:desc>Sheet1.N4:Sheet1.N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70978">
                <text:p>0.0000070978</text:p>
              </table:table-cell>
              <table:table-cell office:value-type="float" office:value="0.000026509">
                <text:p>0.000026509</text:p>
              </table:table-cell>
              <table:table-cell office:value-type="float" office:value="0.0000314024">
                <text:p>0.000031402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15385">
                <text:p>0.000015385</text:p>
              </table:table-cell>
              <table:table-cell office:value-type="float" office:value="0.0000597856">
                <text:p>0.0000597856</text:p>
              </table:table-cell>
              <table:table-cell office:value-type="float" office:value="0.0000658836">
                <text:p>0.00006588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130598">
                <text:p>0.0000130598</text:p>
              </table:table-cell>
              <table:table-cell office:value-type="float" office:value="0.000051051">
                <text:p>0.000051051</text:p>
              </table:table-cell>
              <table:table-cell office:value-type="float" office:value="0.0000444862">
                <text:p>0.000044486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18212">
                <text:p>0.000018212</text:p>
              </table:table-cell>
              <table:table-cell office:value-type="float" office:value="0.0001017438">
                <text:p>0.0001017438</text:p>
              </table:table-cell>
              <table:table-cell office:value-type="float" office:value="0.000092032">
                <text:p>0.00009203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359004">
                <text:p>0.0000359004</text:p>
              </table:table-cell>
              <table:table-cell office:value-type="float" office:value="0.0002299688">
                <text:p>0.0002299688</text:p>
              </table:table-cell>
              <table:table-cell office:value-type="float" office:value="0.0001771128">
                <text:p>0.000177112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728668">
                <text:p>0.0000728668</text:p>
              </table:table-cell>
              <table:table-cell office:value-type="float" office:value="0.0004609172">
                <text:p>0.0004609172</text:p>
              </table:table-cell>
              <table:table-cell office:value-type="float" office:value="0.0003568602">
                <text:p>0.000356860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1459656">
                <text:p>0.0001459656</text:p>
              </table:table-cell>
              <table:table-cell office:value-type="float" office:value="0.0009761076">
                <text:p>0.0009761076</text:p>
              </table:table-cell>
              <table:table-cell office:value-type="float" office:value="0.000747653">
                <text:p>0.00074765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291454">
                <text:p>0.000291454</text:p>
              </table:table-cell>
              <table:table-cell office:value-type="float" office:value="0.00204242">
                <text:p>0.00204242</text:p>
              </table:table-cell>
              <table:table-cell office:value-type="float" office:value="0.001502402">
                <text:p>0.00150240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595855">
                <text:p>0.000595855</text:p>
              </table:table-cell>
              <table:table-cell office:value-type="float" office:value="0.004239332">
                <text:p>0.004239332</text:p>
              </table:table-cell>
              <table:table-cell office:value-type="float" office:value="0.004318622">
                <text:p>0.00431862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1223272">
                <text:p>0.001223272</text:p>
              </table:table-cell>
              <table:table-cell office:value-type="float" office:value="0.008850592">
                <text:p>0.008850592</text:p>
              </table:table-cell>
              <table:table-cell office:value-type="float" office:value="0.008888652">
                <text:p>0.00888865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2980852">
                <text:p>0.002980852</text:p>
              </table:table-cell>
              <table:table-cell office:value-type="float" office:value="0.01984696">
                <text:p>0.01984696</text:p>
              </table:table-cell>
              <table:table-cell office:value-type="float" office:value="0.01764992">
                <text:p>0.0176499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596153">
                <text:p>0.00596153</text:p>
              </table:table-cell>
              <table:table-cell office:value-type="float" office:value="0.04402484">
                <text:p>0.04402484</text:p>
              </table:table-cell>
              <table:table-cell office:value-type="float" office:value="0.03532082">
                <text:p>0.0353208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1349372">
                <text:p>0.01349372</text:p>
              </table:table-cell>
              <table:table-cell office:value-type="float" office:value="0.09505314">
                <text:p>0.09505314</text:p>
              </table:table-cell>
              <table:table-cell office:value-type="float" office:value="0.07214172">
                <text:p>0.0721417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253279">
                <text:p>0.0253279</text:p>
              </table:table-cell>
              <table:table-cell office:value-type="float" office:value="0.1929994">
                <text:p>0.1929994</text:p>
              </table:table-cell>
              <table:table-cell office:value-type="float" office:value="0.1441742">
                <text:p>0.144174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429511">
                <text:p>0.0429511</text:p>
              </table:table-cell>
              <table:table-cell office:value-type="float" office:value="0.397612">
                <text:p>0.397612</text:p>
              </table:table-cell>
              <table:table-cell office:value-type="float" office:value="0.2859114">
                <text:p>0.285911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8116508">
                <text:p>0.08116508</text:p>
              </table:table-cell>
              <table:table-cell office:value-type="float" office:value="0.8282528">
                <text:p>0.8282528</text:p>
              </table:table-cell>
              <table:table-cell office:value-type="float" office:value="0.5803972">
                <text:p>0.580397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1594332">
                <text:p>0.1594332</text:p>
              </table:table-cell>
              <table:table-cell office:value-type="float" office:value="1.702606">
                <text:p>1.702606</text:p>
              </table:table-cell>
              <table:table-cell office:value-type="float" office:value="1.082498">
                <text:p>1.08249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321043">
                <text:p>0.321043</text:p>
              </table:table-cell>
              <table:table-cell office:value-type="float" office:value="3.61553">
                <text:p>3.61553</text:p>
              </table:table-cell>
              <table:table-cell office:value-type="float" office:value="2.17171">
                <text:p>2.171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